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Console1" svg:font-family="'Lucida Console'"/>
    <style:font-face style:name="Lucida Grande" svg:font-family="'Lucida Grande'"/>
    <style:font-face style:name="LucidaGrande" svg:font-family="LucidaGrande"/>
    <style:font-face style:name="StarSymbol" svg:font-family="StarSymbol"/>
    <style:font-face style:name="Times" svg:font-family="Times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.212cm"/>
      <style:text-properties style:font-name="Lucida Grande" fo:font-size="14pt"/>
    </style:style>
    <style:style style:name="P2" style:family="paragraph" style:parent-style-name="Standard">
      <style:paragraph-properties fo:margin-top="0cm" fo:margin-bottom="0.212cm"/>
      <style:text-properties style:font-name="Times" fo:font-size="12pt"/>
    </style:style>
    <style:style style:name="P3" style:family="paragraph" style:parent-style-name="Standard">
      <style:paragraph-properties fo:margin-top="0cm" fo:margin-bottom="0.212cm"/>
      <style:text-properties style:font-name="Lucida Console" fo:font-size="8pt" style:font-size-asian="8pt" style:font-size-complex="8pt"/>
    </style:style>
    <style:style style:name="P4" style:family="paragraph" style:parent-style-name="Standard">
      <style:paragraph-properties fo:margin-top="0cm" fo:margin-bottom="0.353cm"/>
      <style:text-properties fo:color="#0000ff" style:font-name="Lucida Console1" fo:font-size="8pt"/>
    </style:style>
    <style:style style:name="P5" style:family="paragraph" style:parent-style-name="Standard">
      <style:paragraph-properties fo:margin-top="0cm" fo:margin-bottom="0.353cm"/>
      <style:text-properties style:font-name="Lucida Console1" fo:font-size="8pt"/>
    </style:style>
    <style:style style:name="P6" style:family="paragraph" style:parent-style-name="Standard">
      <style:paragraph-properties fo:margin-left="0cm" fo:margin-right="0cm" fo:margin-top="0cm" fo:margin-bottom="0.212cm" fo:text-indent="0cm" style:auto-text-indent="false"/>
      <style:text-properties style:font-name="Times" fo:font-size="12pt"/>
    </style:style>
    <style:style style:name="P7" style:family="paragraph" style:parent-style-name="Standard" style:list-style-name="L1">
      <style:paragraph-properties fo:margin-top="0cm" fo:margin-bottom="0.212cm"/>
      <style:text-properties style:font-name="Times" fo:font-size="12pt" fo:font-weight="bold" style:font-weight-asian="bold" style:font-weight-complex="bold"/>
    </style:style>
    <style:style style:name="P8" style:family="paragraph" style:parent-style-name="Standard" style:list-style-name="L1">
      <style:paragraph-properties fo:margin-top="0cm" fo:margin-bottom="0.212cm"/>
      <style:text-properties style:font-name="Times" fo:font-size="12pt" fo:font-weight="bold" style:font-weight-asian="bold" style:font-weight-complex="bold"/>
    </style:style>
    <style:style style:name="P9" style:family="paragraph" style:parent-style-name="Standard" style:list-style-name="L1">
      <style:paragraph-properties fo:margin-left="1.27cm" fo:margin-right="0cm" fo:margin-top="0cm" fo:margin-bottom="0.212cm" fo:text-indent="0cm" style:auto-text-indent="false"/>
      <style:text-properties style:font-name="Times" fo:font-size="12pt"/>
    </style:style>
    <style:style style:name="P10" style:family="paragraph" style:parent-style-name="Standard" style:list-style-name="L1">
      <style:paragraph-properties fo:margin-left="1.27cm" fo:margin-right="0cm" fo:margin-top="0cm" fo:margin-bottom="0.212cm" fo:text-indent="0cm" style:auto-text-indent="false"/>
      <style:text-properties style:font-name="Times" fo:font-size="12pt"/>
    </style:style>
    <style:style style:name="P11" style:family="paragraph" style:parent-style-name="Standard" style:list-style-name="L1">
      <style:paragraph-properties fo:margin-left="1.27cm" fo:margin-right="0cm" fo:margin-top="0cm" fo:margin-bottom="0.212cm" fo:text-indent="0cm" style:auto-text-indent="false"/>
      <style:text-properties style:font-name="Times" fo:font-size="12pt"/>
    </style:style>
    <style:style style:name="P12" style:family="paragraph" style:parent-style-name="Standard" style:list-style-name="L1">
      <style:paragraph-properties fo:margin-left="1.27cm" fo:margin-right="0cm" fo:margin-top="0cm" fo:margin-bottom="0.212cm" fo:text-indent="0cm" style:auto-text-indent="false"/>
      <style:text-properties style:font-name="Times" fo:font-size="12pt"/>
    </style:style>
    <style:style style:name="T1" style:family="text">
      <style:text-properties fo:color="#000000"/>
    </style:style>
    <style:style style:name="T2" style:family="text">
      <style:text-properties style:text-underline-style="solid" style:text-underline-width="auto" style:text-underline-color="#000000"/>
    </style:style>
    <style:style style:name="T3" style:family="text">
      <style:text-properties fo:color="#141414" style:font-name-asian="LucidaGrande" style:font-name-complex="LucidaGrande"/>
    </style:style>
    <style:style style:name="T4" style:family="text">
      <style:text-properties style:font-name="Lucida Console" fo:font-size="8pt" style:font-size-asian="8pt" style:font-size-complex="8pt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tting the build system components </text:p>
      <text:p text:style-name="P2">Instead of <text:s/><text:span text:style-name="T5">wget</text:span> you can use any download manager:</text:p>
      <text:p text:style-name="P4"><text:span text:style-name="T1">wget </text:span><text:a xlink:type="simple" xlink:href="http://www.pengutronix.de/software/ptxdist/download/v1.99/ptxdist-1.99.2.tgz"><text:span text:style-name="T2">http://www.pengutronix.de/software/ptxdist/download/v1.99/ptxdist-1.99.2.tgz</text:span></text:a></text:p>
      <text:p text:style-name="P4"><text:span text:style-name="T1">wget </text:span><text:a xlink:type="simple" xlink:href="http://www.pengutronix.de/software/ptxdist/download/v1.99/ptxdist-1.99.2-patches.tgz"><text:span text:style-name="T2">http://www.pengutronix.de/software/ptxdist/download/v1.99/ptxdist-1.99.2-patches.tgz</text:span></text:a></text:p>
      <text:p text:style-name="P4"><text:span text:style-name="T1">svn co </text:span><text:a xlink:type="simple" xlink:href="https://pdaxrom.svn.sourceforge.net/svnroot/pdaxrom/branches/pdaxrom-2.0/"><text:span text:style-name="T2">https://pdaxrom.svn.sourceforge.net/svnroot/pdaxrom/branches/pdaxrom-2.0/</text:span></text:a></text:p>
      <text:p text:style-name="P4"><text:span text:style-name="T1">svn co </text:span><text:a xlink:type="simple" xlink:href="https://pdaxrom.svn.sourceforge.net/svnroot/pdaxrom/branches/pdaxrom-2.0-external-deps/"><text:span text:style-name="T2">https://pdaxrom.svn.sourceforge.net/svnroot/pdaxrom/branches/pdaxrom-2.0-external-deps/</text:span></text:a></text:p>
      <text:p text:style-name="P1">Build system installation</text:p>
      <text:p text:style-name="P2">Unpack the archives:</text:p>
      <text:p text:style-name="P5">tar xfz ptxdist-1.99.2.tgz</text:p>
      <text:p text:style-name="P5">tar xfz ptxdist-1.99.2-patches.tgz</text:p>
      <text:p text:style-name="P2">Install the additional packages required for work:</text:p>
      <text:p text:style-name="P3">aptitude install lib<text:span text:style-name="T3">ncurses5-dev libncurses5 gawk m4 bison flex expect gettext</text:span></text:p>
      <text:p text:style-name="P2">Go to the work directory:</text:p>
      <text:p text:style-name="P5">cd ptxdist-1.99.2</text:p>
      <text:p text:style-name="P2">Configure the build system to install it to <text:s/>/opt/ptxdist (or any directory):</text:p>
      <text:p text:style-name="P5">./configure –prefix=/opt/ptxdist</text:p>
      <text:p text:style-name="P2">Compile and <text:s/>install the build system:</text:p>
      <text:p text:style-name="P5">make</text:p>
      <text:p text:style-name="P5">make install</text:p>
      <text:p text:style-name="P2">Export the path to executable files:</text:p>
      <text:p text:style-name="P5">export PATH=$PATH:/opt/ptxdist/bin</text:p>
      <text:p text:style-name="P5">cd ..</text:p>
      <text:p text:style-name="P2">You can use cross-development tools which are ready compiled or <text:s/>compile its yourself:</text:p>
      <text:p text:style-name="P5">cd pdaxrom-2.0-external-deps/OSELAS.Toolchain-1.1.1</text:p>
      <text:p text:style-name="P5">ptxdist select ptxconfigs/arm-v5te-linux-gnu_gcc-4.0.4_glibc-2.3.6_linux-2.6.18.ptxconfig</text:p>
      <text:p text:style-name="P5">ptxdist go</text:p>
      <text:p text:style-name="P5">cd ..</text:p>
      <text:p text:style-name="Title">Target system configuration and build:</text:p>
      <text:p text:style-name="P5">cd pdaXrom-2.0</text:p>
      <text:p text:style-name="P2">Select the configuration:</text:p>
      <text:p text:style-name="P5">ptxdist select boardconfigs/davinci.light</text:p>
      <text:p text:style-name="P2">Select the path to crosscompiler:</text:p>
      <text:p text:style-name="P5">ptxdist toolchain /opt/OSELAS.Toolchain-1.1.1/arm-v5te-linux-gnu/gcc-4.0.4-glibc-2.3.6-kernel-2.6.18/bin</text:p>
      <text:p text:style-name="P2">If the configuration is needed to be edited perform the following command:</text:p>
      <text:p text:style-name="P5">ptxdist menuconfig</text:p>
      <text:p text:style-name="P2"><text:soft-page-break/>Start to compile the target system:</text:p>
      <text:p text:style-name="P5">ptxdist go</text:p>
      <text:p text:style-name="P2">Build the file system image:</text:p>
      <text:p text:style-name="P5">ptxdist images</text:p>
      <text:p text:style-name="P2">The rootfs image and kernel will be placed in <text:s/><text:span text:style-name="T5">images</text:span> directory, unpacked root file system <text:s/>in <text:span text:style-name="T5">root</text:span> directory and root file system with debug information in <text:span text:style-name="T5">root-debug</text:span> directory.</text:p>
      <text:p text:style-name="Title">Testing and debuging in QEMU emulator</text:p>
      <text:p text:style-name="P2">Install the emulator:</text:p>
      <text:p text:style-name="P3">aptitude install qemu</text:p>
      <text:p text:style-name="P2">The following configurations are available for compiling:</text:p>
      <text:list text:style-name="L1">
        <text:list-item>
          <text:p text:style-name="P7">qemuarm.light</text:p>
        </text:list-item>
        <text:list-item>
          <text:p text:style-name="P9">compiler - <text:s/>arm-v5te-linux-gnueabi_gcc-4.1.2_glibc-2.5_linux-2.6.18</text:p>
        </text:list-item>
        <text:list-item>
          <text:p text:style-name="P9">start the system in the emulator: <text:span text:style-name="T4">qemu-system-arm -M versatilepb -kernel linuximage -hda root.ext2 -nographic -append "console=ttyAMA0 root=/dev/sda"</text:span></text:p>
        </text:list-item>
        <text:list-item>
          <text:p text:style-name="P7">qemux86.light</text:p>
        </text:list-item>
        <text:list-item>
          <text:p text:style-name="P9">compiler - <text:s/>i686-unknown-linux-gnu_gcc-4.1.2_glibc-2.5_linux-2.6.18</text:p>
        </text:list-item>
        <text:list-item>
          <text:p text:style-name="P9">start the system in the emulator: <text:span text:style-name="T4">qemu -kernel linuximage -hda root.ext2 -append root=/dev/hda</text:span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Console1" svg:font-family="'Lucida Console'"/>
    <style:font-face style:name="Lucida Grande" svg:font-family="'Lucida Grande'"/>
    <style:font-face style:name="LucidaGrande" svg:font-family="LucidaGrande"/>
    <style:font-face style:name="StarSymbol" svg:font-family="StarSymbol"/>
    <style:font-face style:name="Times" svg:font-family="Times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StarSymbol" fo:font-size="9pt" fo:font-weight="bold" style:font-name-asian="StarSymbol" style:font-size-asian="9pt" style:font-weight-asian="bold" style:font-name-complex="StarSymbol" style:font-size-complex="9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4-14T15:31:39</meta:creation-date>
    <dc:date>2008-04-24T03:09:14</dc:date>
    <meta:editing-cycles>12</meta:editing-cycles>
    <meta:editing-duration>PT1H22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0" meta:word-count="348" meta:character-count="2335"/>
  </office:meta>
</office:document-meta>
</file>